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Lucie,</text:p>
      <text:p text:style-name="Normal">v tento svátek lásky mi dovol, abych poděkoval hvězdám, že nás spojily nejen školní lavice, ale i společné čínské znamení Bůvola, symbol odhodlání a práce. Naše znamení nikdy neustupuje před výzvami, stejně jako my neustupujeme před překážkami na naší společné cestě. Tvoje síla, odvaha stát se ochránkyní spravedlnosti, mi vždy připomíná, jak důležité je mít vedle sebe někoho, kdo sdílí nejen znamení, ale i ideály a snění. V tomto dni plném lásky a přátelství si přeji, abychom tyto hodnoty nesli společně dál, a to nejen jako spolužáci, ale jako duše spojené touhou po pravdě a harmonii. Tvůj Raquel, anděl strážný, ať nad tebou bdí stejně pevně, jako naše přátelství, co rozkvétá v nekonečno.</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